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T2" style:parent-style-name="Absatz-Standardschriftart" style:family="text">
      <style:text-properties fo:language="de" fo:country="A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VS Code Präsentation</text:p>
      <text:p text:style-name="Standard"><text:span text:style-name="T2"><draw:frame draw:style-name="a0" draw:name="Grafik 1" text:anchor-type="as-char" svg:x="0in" svg:y="0in" svg:width="4.35871in" svg:height="1.25844in" style:rel-width="scale" style:rel-height="scale"><draw:image xlink:href="media/image1.png" xlink:type="simple" xlink:show="embed" xlink:actuate="onLoad"/><svg:title/><svg:desc>Ein Bild, das Text, Screenshot, Schrift, Reihe enthält.

Automatisch generierte Beschreibu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 fo:language="de" fo:country="DE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 fo:language="de" fo:country="DE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 fo:language="de" fo:country="DE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 fo:language="de" fo:country="DE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 fo:language="de" fo:country="DE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 fo:language="de" fo:country="DE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 fo:language="de" fo:country="DE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 fo:language="de" fo:country="DE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 fo:language="de" fo:country="DE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de" fo:country="DE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 fo:language="de" fo:country="DE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 fo:language="de" fo:country="D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 fo:language="de" fo:country="DE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B_2020 Bliem Karl</meta:initial-creator>
    <dc:creator>WB_2020 Bliem Karl</dc:creator>
    <meta:creation-date>2024-05-14T07:02:00Z</meta:creation-date>
    <dc:date>2024-05-14T07:02:00Z</dc:date>
    <meta:template xlink:href="Normal.dotm" xlink:type="simple"/>
    <meta:editing-cycles>1</meta:editing-cycles>
    <meta:editing-duration>PT0S</meta:editing-duration>
    <meta:document-statistic meta:page-count="1" meta:paragraph-count="1" meta:word-count="3" meta:character-count="22" meta:row-count="1" meta:non-whitespace-character-count="20"/>
  </office:meta>
</office:document-meta>
</file>